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5T12:02:16.583180824</dc:date>
    <meta:editing-duration>P92DT5H53M45S</meta:editing-duration>
    <meta:editing-cycles>107</meta:editing-cycles>
    <meta:generator>LibreOffice/7.4.0.3$MacOSX_AARCH64 LibreOffice_project/f85e47c08ddd19c015c0114a68350214f7066f5a</meta:generator>
    <meta:document-statistic meta:table-count="4" meta:cell-count="1825" meta:object-count="0"/>
  </office:meta>
</office:document-meta>
</file>